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8000000F38A4C9171.png" manifest:media-type="image/png"/>
  <manifest:file-entry manifest:full-path="Pictures/100000000000010A000000F8988F04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705cm" svg:height="11.328cm" svg:x="3.495cm" svg:y="0.472cm">
          <draw:image xlink:href="Pictures/1000000000000218000000F38A4C9171.png" xlink:type="simple" xlink:show="embed" xlink:actuate="onLoad">
            <text:p/>
          </draw:image>
        </draw:frame>
        <draw:frame draw:style-name="gr1" draw:text-style-name="P1" draw:layer="layout" svg:width="12.8cm" svg:height="9.1cm" svg:x="7.4cm" svg:y="11.6cm">
          <draw:image xlink:href="Pictures/100000000000010A000000F8988F0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1-20T22:18:28</meta:creation-date>
    <dc:date>2013-01-20T22:23:57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